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159.86mm" svg:height="90.04mm" svg:x="113.09mm" svg:y="39.58mm">
            <loext:p draw:notify-on-update-of-ranges="results.A1:results.A25 results.B1:results.B25 results.A1:results.A25 results.C1:results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48.01672" calcext:value-type="float">
            <text:p>-648.01672</text:p>
          </table:table-cell>
          <table:table-cell office:value-type="float" office:value="-1378.28064" calcext:value-type="float">
            <text:p>-1378.28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75.53906" calcext:value-type="float">
            <text:p>-575.53906</text:p>
          </table:table-cell>
          <table:table-cell office:value-type="float" office:value="-1442.28687" calcext:value-type="float">
            <text:p>-1442.28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17.99707" calcext:value-type="float">
            <text:p>-617.99707</text:p>
          </table:table-cell>
          <table:table-cell office:value-type="float" office:value="-1517.81775" calcext:value-type="float">
            <text:p>-1517.81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13.58093" calcext:value-type="float">
            <text:p>-613.58093</text:p>
          </table:table-cell>
          <table:table-cell office:value-type="float" office:value="-1449.34668" calcext:value-type="float">
            <text:p>-1449.346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51.22217" calcext:value-type="float">
            <text:p>-551.22217</text:p>
          </table:table-cell>
          <table:table-cell office:value-type="float" office:value="-1254.72021" calcext:value-type="float">
            <text:p>-1254.720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00.32861" calcext:value-type="float">
            <text:p>-600.32861</text:p>
          </table:table-cell>
          <table:table-cell office:value-type="float" office:value="-1315.25916" calcext:value-type="float">
            <text:p>-1315.25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69.50171" calcext:value-type="float">
            <text:p>-569.50171</text:p>
          </table:table-cell>
          <table:table-cell office:value-type="float" office:value="-1474.44324" calcext:value-type="float">
            <text:p>-1474.44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46.70552" calcext:value-type="float">
            <text:p>-146.70552</text:p>
          </table:table-cell>
          <table:table-cell office:value-type="float" office:value="-558.54486" calcext:value-type="float">
            <text:p>-558.54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82.37024" calcext:value-type="float">
            <text:p>-582.37024</text:p>
          </table:table-cell>
          <table:table-cell office:value-type="float" office:value="-1227.64954" calcext:value-type="float">
            <text:p>-1227.649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64.46912" calcext:value-type="float">
            <text:p>-564.46912</text:p>
          </table:table-cell>
          <table:table-cell office:value-type="float" office:value="-1287.57715" calcext:value-type="float">
            <text:p>-1287.57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01.11768" calcext:value-type="float">
            <text:p>-601.11768</text:p>
          </table:table-cell>
          <table:table-cell office:value-type="float" office:value="-1575.82629" calcext:value-type="float">
            <text:p>-1575.826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93.61298" calcext:value-type="float">
            <text:p>-693.61298</text:p>
          </table:table-cell>
          <table:table-cell office:value-type="float" office:value="-1574.89331" calcext:value-type="float">
            <text:p>-1574.893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42.57153" calcext:value-type="float">
            <text:p>-542.57153</text:p>
          </table:table-cell>
          <table:table-cell office:value-type="float" office:value="-1341.94666" calcext:value-type="float">
            <text:p>-1341.946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40.71765" calcext:value-type="float">
            <text:p>-740.71765</text:p>
          </table:table-cell>
          <table:table-cell office:value-type="float" office:value="-1652.90576" calcext:value-type="float">
            <text:p>-1652.90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69.99017" calcext:value-type="float">
            <text:p>-569.99017</text:p>
          </table:table-cell>
          <table:table-cell office:value-type="float" office:value="-1170.70496" calcext:value-type="float">
            <text:p>-1170.704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29.52032" calcext:value-type="float">
            <text:p>-529.52032</text:p>
          </table:table-cell>
          <table:table-cell office:value-type="float" office:value="-1236.92212" calcext:value-type="float">
            <text:p>-1236.922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78.33887" calcext:value-type="float">
            <text:p>-578.33887</text:p>
          </table:table-cell>
          <table:table-cell office:value-type="float" office:value="-1255.39856" calcext:value-type="float">
            <text:p>-1255.398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31.94574" calcext:value-type="float">
            <text:p>-631.94574</text:p>
          </table:table-cell>
          <table:table-cell office:value-type="float" office:value="-1323.02722" calcext:value-type="float">
            <text:p>-1323.027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87.88086" calcext:value-type="float">
            <text:p>-587.88086</text:p>
          </table:table-cell>
          <table:table-cell office:value-type="float" office:value="-1262.59045" calcext:value-type="float">
            <text:p>-1262.590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44.29077" calcext:value-type="float">
            <text:p>-544.29077</text:p>
          </table:table-cell>
          <table:table-cell office:value-type="float" office:value="-1290.23816" calcext:value-type="float">
            <text:p>-1290.238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35.37756" calcext:value-type="float">
            <text:p>-535.37756</text:p>
          </table:table-cell>
          <table:table-cell office:value-type="float" office:value="-1205.70764" calcext:value-type="float">
            <text:p>-1205.707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42.5874" calcext:value-type="float">
            <text:p>-742.5874</text:p>
          </table:table-cell>
          <table:table-cell office:value-type="float" office:value="-1533.11499" calcext:value-type="float">
            <text:p>-1533.114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41.59418" calcext:value-type="float">
            <text:p>-641.59418</text:p>
          </table:table-cell>
          <table:table-cell office:value-type="float" office:value="-1590.25696" calcext:value-type="float">
            <text:p>-1590.256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96.53149" calcext:value-type="float">
            <text:p>-596.53149</text:p>
          </table:table-cell>
          <table:table-cell office:value-type="float" office:value="-1282.42761" calcext:value-type="float">
            <text:p>-1282.427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76.57007" calcext:value-type="float">
            <text:p>-676.57007</text:p>
          </table:table-cell>
          <table:table-cell office:value-type="float" office:value="-1399.05774" calcext:value-type="float">
            <text:p>-1399.05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21:11:33.799367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1T21:15:00.086960135</dc:date>
    <meta:editing-duration>PT1H37M4S</meta:editing-duration>
    <meta:editing-cycles>2</meta:editing-cycles>
    <meta:generator>LibreOffice/5.1.3.2$Linux_X86_64 LibreOffice_project/10m0$Build-2</meta:generator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minimum="-750" chart:maximum="-100" chart:origin="-750" chart:reverse-direction="false" text:line-break="false" loext:try-staggering-first="false" chart:link-data-style-to-source="true" chart:axis-position="-4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800" chart:maximum="-500" chart:origin="-40" chart:reverse-direction="false" text:line-break="false" loext:try-staggering-first="false" chart:link-data-style-to-source="true" chart:axis-position="-75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title svg:x="6.031cm" svg:y="0.316cm" chart:style-name="ch2">
          <text:p>Loop model scores</text:p>
        </chart:title>
        <chart:plot-area chart:style-name="ch3" table:cell-range-address="results.A1:results.C25" chart:data-source-has-labels="both" svg:x="1.33cm" svg:y="1.275cm" svg:width="14.338cm" svg:height="6.569cm">
          <chartooo:coordinate-region svg:x="2.278cm" svg:y="1.773cm" svg:width="13.057cm" svg:height="6.071cm"/>
          <chart:axis chart:dimension="x" chart:name="primary-x" chart:style-name="ch4" chartooo:axis-type="auto">
            <chart:title svg:x="7.516cm" svg:y="8.024cm" chart:style-name="ch5">
              <text:p>molpdf score</text:p>
            </chart:title>
            <chart:categories table:cell-range-address="results.A1:results.A25"/>
          </chart:axis>
          <chart:axis chart:dimension="y" chart:name="primary-y" chart:style-name="ch6">
            <chart:title svg:x="0.451cm" svg:y="5.503cm" chart:style-name="ch7">
              <text:p>DOPE score</text:p>
            </chart:title>
          </chart:axis>
          <chart:series chart:style-name="ch8" chart:values-cell-range-address="results.C1:results.C25" chart:label-cell-address="results.A1:results.A25" chart:class="chart:scatter">
            <chart:domain table:cell-range-address="results.B1:results.B25"/>
            <chart:data-point chart:repeated="11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 2 3 4 5 6 7 8 9 10 11 12 13 14 15 16 17 18 19 20 21 22 23 24 25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</text:list>
                <draw:g>
                  <svg:desc>results.A1:results.A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1:results.A25</svg:desc>
                </draw:g>
              </table:table-cell>
              <table:table-cell office:value-type="float" office:value="-648.01672">
                <text:p>-648.01672</text:p>
                <draw:g>
                  <svg:desc>results.B1:results.B25</svg:desc>
                </draw:g>
              </table:table-cell>
              <table:table-cell office:value-type="float" office:value="-1378.28064">
                <text:p>-1378.28064</text:p>
                <draw:g>
                  <svg:desc>results.C1:results.C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575.53906">
                <text:p>-575.53906</text:p>
              </table:table-cell>
              <table:table-cell office:value-type="float" office:value="-1442.28687">
                <text:p>-1442.286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617.99707">
                <text:p>-617.99707</text:p>
              </table:table-cell>
              <table:table-cell office:value-type="float" office:value="-1517.81775">
                <text:p>-1517.817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613.58093">
                <text:p>-613.58093</text:p>
              </table:table-cell>
              <table:table-cell office:value-type="float" office:value="-1449.34668">
                <text:p>-1449.34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551.22217">
                <text:p>-551.22217</text:p>
              </table:table-cell>
              <table:table-cell office:value-type="float" office:value="-1254.72021">
                <text:p>-1254.720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600.32861">
                <text:p>-600.32861</text:p>
              </table:table-cell>
              <table:table-cell office:value-type="float" office:value="-1315.25916">
                <text:p>-1315.259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569.50171">
                <text:p>-569.50171</text:p>
              </table:table-cell>
              <table:table-cell office:value-type="float" office:value="-1474.44324">
                <text:p>-1474.443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46.70552">
                <text:p>-146.70552</text:p>
              </table:table-cell>
              <table:table-cell office:value-type="float" office:value="-558.54486">
                <text:p>-558.544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582.37024">
                <text:p>-582.37024</text:p>
              </table:table-cell>
              <table:table-cell office:value-type="float" office:value="-1227.64954">
                <text:p>-1227.649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564.46912">
                <text:p>-564.46912</text:p>
              </table:table-cell>
              <table:table-cell office:value-type="float" office:value="-1287.57715">
                <text:p>-1287.577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601.11768">
                <text:p>-601.11768</text:p>
              </table:table-cell>
              <table:table-cell office:value-type="float" office:value="-1575.82629">
                <text:p>-1575.826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693.61298">
                <text:p>-693.61298</text:p>
              </table:table-cell>
              <table:table-cell office:value-type="float" office:value="-1574.89331">
                <text:p>-1574.893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542.57153">
                <text:p>-542.57153</text:p>
              </table:table-cell>
              <table:table-cell office:value-type="float" office:value="-1341.94666">
                <text:p>-1341.946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740.71765">
                <text:p>-740.71765</text:p>
              </table:table-cell>
              <table:table-cell office:value-type="float" office:value="-1652.90576">
                <text:p>-1652.905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569.99017">
                <text:p>-569.99017</text:p>
              </table:table-cell>
              <table:table-cell office:value-type="float" office:value="-1170.70496">
                <text:p>-1170.704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29.52032">
                <text:p>-529.52032</text:p>
              </table:table-cell>
              <table:table-cell office:value-type="float" office:value="-1236.92212">
                <text:p>-1236.922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578.33887">
                <text:p>-578.33887</text:p>
              </table:table-cell>
              <table:table-cell office:value-type="float" office:value="-1255.39856">
                <text:p>-1255.398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631.94574">
                <text:p>-631.94574</text:p>
              </table:table-cell>
              <table:table-cell office:value-type="float" office:value="-1323.02722">
                <text:p>-1323.027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87.88086">
                <text:p>-587.88086</text:p>
              </table:table-cell>
              <table:table-cell office:value-type="float" office:value="-1262.59045">
                <text:p>-1262.590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544.29077">
                <text:p>-544.29077</text:p>
              </table:table-cell>
              <table:table-cell office:value-type="float" office:value="-1290.23816">
                <text:p>-1290.238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535.37756">
                <text:p>-535.37756</text:p>
              </table:table-cell>
              <table:table-cell office:value-type="float" office:value="-1205.70764">
                <text:p>-1205.707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742.5874">
                <text:p>-742.5874</text:p>
              </table:table-cell>
              <table:table-cell office:value-type="float" office:value="-1533.11499">
                <text:p>-1533.114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641.59418">
                <text:p>-641.59418</text:p>
              </table:table-cell>
              <table:table-cell office:value-type="float" office:value="-1590.25696">
                <text:p>-1590.256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96.53149">
                <text:p>-596.53149</text:p>
              </table:table-cell>
              <table:table-cell office:value-type="float" office:value="-1282.42761">
                <text:p>-1282.427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676.57007">
                <text:p>-676.57007</text:p>
              </table:table-cell>
              <table:table-cell office:value-type="float" office:value="-1399.05774">
                <text:p>-1399.05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